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25cm" fo:min-width="18.5cm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3.75cm" fo:min-width="17.6cm"/>
    </style:style>
    <style:style style:name="gr4" style:family="graphic" style:parent-style-name="standard">
      <style:graphic-properties draw:fill-color="#fcd4d1" draw:textarea-horizontal-align="justify" draw:textarea-vertical-align="middle" draw:auto-grow-height="false" fo:min-height="1.95cm" fo:min-width="18.5cm"/>
    </style:style>
    <style:style style:name="gr5" style:family="graphic" style:parent-style-name="standard">
      <style:graphic-properties draw:textarea-horizontal-align="justify" draw:textarea-vertical-align="middle" draw:auto-grow-height="false" fo:min-height="4.15cm" fo:min-width="4.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adc5e7"/>
      <style:paragraph-properties fo:text-align="center"/>
    </style:style>
    <style:style style:name="P4" style:family="paragraph">
      <loext:graphic-properties draw:fill-color="#fcd4d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5.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cm" svg:height="1.5cm" svg:x="1cm" svg:y="1cm">
          <draw:text-box>
            <text:p text:style-name="P1">Network Layer</text:p>
          </draw:text-box>
        </draw:frame>
        <draw:custom-shape draw:style-name="gr3" draw:text-style-name="P3" draw:layer="layout" svg:width="18.1cm" svg:height="4cm" svg:x="1.4cm" svg:y="2.1cm">
          <text:p text:style-name="P1">UDP/IPv4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cm" svg:height="2.2cm" svg:x="1cm" svg:y="6.5cm">
          <text:p text:style-name="P1">Mux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4.4cm" svg:x="1cm" svg:y="8.7cm">
          <text:p text:style-name="P1">Pin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4.4cm" svg:x="5.6cm" svg:y="8.7cm">
          <text:p text:style-name="P1">ES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9T08:58:49.944332428</meta:creation-date>
    <dc:date>2017-12-29T09:01:34.484779460</dc:date>
    <meta:editing-duration>PT2M46S</meta:editing-duration>
    <meta:editing-cycles>1</meta:editing-cycles>
    <meta:document-statistic meta:object-count="6"/>
    <meta:generator>LibreOffice/5.4.4.2$Linux_X86_64 LibreOffice_project/40$Build-2</meta:generator>
  </office:meta>
</office:document-meta>
</file>